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onstan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QEvent::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n event.</text:p>
          </table:table-cell>
        </table:table-row>
        <table:table-row table:style-name="ro1">
          <table:table-cell office:value-type="string" calcext:value-type="string">
            <text:p>QEvent::Ti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 timer events (<text:a xlink:href="http://doc.qt.io/qt-5/qtimerevent.html" xlink:type="simple">QTimerEvent</text:a>).</text:p>
          </table:table-cell>
        </table:table-row>
        <table:table-row table:style-name="ro1">
          <table:table-cell office:value-type="string" calcext:value-type="string">
            <text:p>QEvent::MouseButtonP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 press (<text:a xlink:href="http://doc.qt.io/qt-5/qmouseevent.html" xlink:type="simple">QMouseEvent</text:a>).</text:p>
          </table:table-cell>
        </table:table-row>
        <table:table-row table:style-name="ro1">
          <table:table-cell office:value-type="string" calcext:value-type="string">
            <text:p>QEvent::MouseButton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 release (<text:a xlink:href="http://doc.qt.io/qt-5/qmouseevent.html" xlink:type="simple">QMouseEvent</text:a>).</text:p>
          </table:table-cell>
        </table:table-row>
        <table:table-row table:style-name="ro1">
          <table:table-cell office:value-type="string" calcext:value-type="string">
            <text:p>QEvent::MouseButtonDblCl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 press again (<text:a xlink:href="http://doc.qt.io/qt-5/qmouseevent.html" xlink:type="simple">QMouseEvent</text:a>).</text:p>
          </table:table-cell>
        </table:table-row>
        <table:table-row table:style-name="ro1">
          <table:table-cell office:value-type="string" calcext:value-type="string">
            <text:p>QEvent::MouseMo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 move (<text:a xlink:href="http://doc.qt.io/qt-5/qmouseevent.html" xlink:type="simple">QMouseEvent</text:a>).</text:p>
          </table:table-cell>
        </table:table-row>
        <table:table-row table:style-name="ro1">
          <table:table-cell office:value-type="string" calcext:value-type="string">
            <text:p>QEvent::KeyPre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y press (<text:a xlink:href="http://doc.qt.io/qt-5/qkeyevent.html" xlink:type="simple">QKeyEvent</text:a>).</text:p>
          </table:table-cell>
        </table:table-row>
        <table:table-row table:style-name="ro1">
          <table:table-cell office:value-type="string" calcext:value-type="string">
            <text:p>QEvent::KeyRelea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y release (<text:a xlink:href="http://doc.qt.io/qt-5/qkeyevent.html" xlink:type="simple">QKeyEvent</text:a>).</text:p>
          </table:table-cell>
        </table:table-row>
        <table:table-row table:style-name="ro1">
          <table:table-cell office:value-type="string" calcext:value-type="string">
            <text:p>QEvent::Focus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dget or Window gains keyboard focus (<text:a xlink:href="http://doc.qt.io/qt-5/qfocusevent.html" xlink:type="simple">QFocusEvent</text:a>).</text:p>
          </table:table-cell>
        </table:table-row>
        <table:table-row table:style-name="ro1">
          <table:table-cell office:value-type="string" calcext:value-type="string">
            <text:p>QEvent::Focus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dget or Window loses keyboard focus (<text:a xlink:href="http://doc.qt.io/qt-5/qfocusevent.html" xlink:type="simple">QFocusEvent</text:a>).</text:p>
          </table:table-cell>
        </table:table-row>
        <table:table-row table:style-name="ro1">
          <table:table-cell office:value-type="string" calcext:value-type="string">
            <text:p>QEvent::En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 enters widget's boundaries (<text:a xlink:href="http://doc.qt.io/qt-5/qenterevent.html" xlink:type="simple">QEnterEvent</text:a>).</text:p>
          </table:table-cell>
        </table:table-row>
        <table:table-row table:style-name="ro1">
          <table:table-cell office:value-type="string" calcext:value-type="string">
            <text:p>QEvent::Leav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use leaves widget's boundaries.</text:p>
          </table:table-cell>
        </table:table-row>
        <table:table-row table:style-name="ro1">
          <table:table-cell office:value-type="string" calcext:value-type="string">
            <text:p>QEvent::Pai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reen update necessary (<text:a xlink:href="http://doc.qt.io/qt-5/qpaintevent.html" xlink:type="simple">QPaintEvent</text:a>).</text:p>
          </table:table-cell>
        </table:table-row>
        <table:table-row table:style-name="ro1">
          <table:table-cell office:value-type="string" calcext:value-type="string">
            <text:p>QEvent::Mo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dget's position changed (<text:a xlink:href="http://doc.qt.io/qt-5/qmoveevent.html" xlink:type="simple">QMoveEvent</text:a>).</text:p>
          </table:table-cell>
        </table:table-row>
        <table:table-row table:style-name="ro1">
          <table:table-cell office:value-type="string" calcext:value-type="string">
            <text:p>QEvent::Resiz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idget's size changed (<text:a xlink:href="http://doc.qt.io/qt-5/qresizeevent.html" xlink:type="simple">QResizeEvent</text:a>).</text:p>
          </table:table-cell>
        </table:table-row>
        <table:table-row table:style-name="ro1">
          <table:table-cell office:value-type="string" calcext:value-type="string">
            <text:p>QEvent::Sh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dget was shown on screen (<text:a xlink:href="http://doc.qt.io/qt-5/qshowevent.html" xlink:type="simple">QShowEvent</text:a>).</text:p>
          </table:table-cell>
        </table:table-row>
        <table:table-row table:style-name="ro1">
          <table:table-cell office:value-type="string" calcext:value-type="string">
            <text:p>QEvent::Hid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dget was hidden (<text:a xlink:href="http://doc.qt.io/qt-5/qhideevent.html" xlink:type="simple">QHideEvent</text:a>).</text:p>
          </table:table-cell>
        </table:table-row>
        <table:table-row table:style-name="ro1">
          <table:table-cell office:value-type="string" calcext:value-type="string">
            <text:p>QEvent::Clos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dget was closed (<text:a xlink:href="http://doc.qt.io/qt-5/qcloseevent.html" xlink:type="simple">QCloseEvent</text:a>).</text:p>
          </table:table-cell>
        </table:table-row>
        <table:table-row table:style-name="ro1">
          <table:table-cell office:value-type="string" calcext:value-type="string">
            <text:p>QEvent::ParentChang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e widget parent has changed.</text:p>
          </table:table-cell>
        </table:table-row>
        <table:table-row table:style-name="ro2">
          <table:table-cell office:value-type="string" calcext:value-type="string">
            <text:p>QEvent::ThreadChang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e object is moved to another thread. This is the last event sent to this object in the previous thread. See <text:a xlink:href="http://doc.qt.io/qt-5/qobject.html#moveToThread" xlink:type="simple">QObject::moveToThread</text:a>().</text:p>
          </table:table-cell>
        </table:table-row>
        <table:table-row table:style-name="ro1">
          <table:table-cell office:value-type="string" calcext:value-type="string">
            <text:p>QEvent::FocusAboutToChang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dget or Window focus is about to change (<text:a xlink:href="http://doc.qt.io/qt-5/qfocusevent.html" xlink:type="simple">QFocusEvent</text:a>)</text:p>
          </table:table-cell>
        </table:table-row>
        <table:table-row table:style-name="ro1">
          <table:table-cell office:value-type="string" calcext:value-type="string">
            <text:p>QEvent::WindowActiva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dow was activated.</text:p>
          </table:table-cell>
        </table:table-row>
        <table:table-row table:style-name="ro1">
          <table:table-cell office:value-type="string" calcext:value-type="string">
            <text:p>QEvent::WindowDeactiva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 was deactivated.</text:p>
          </table:table-cell>
        </table:table-row>
        <table:table-row table:style-name="ro1">
          <table:table-cell office:value-type="string" calcext:value-type="string">
            <text:p>QEvent::ShowToParen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 child widget has been shown.</text:p>
          </table:table-cell>
        </table:table-row>
        <table:table-row table:style-name="ro1">
          <table:table-cell office:value-type="string" calcext:value-type="string">
            <text:p>QEvent::HideToPar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 child widget has been hidden.</text:p>
          </table:table-cell>
        </table:table-row>
        <table:table-row table:style-name="ro1">
          <table:table-cell office:value-type="string" calcext:value-type="string">
            <text:p>QEvent::Whe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use wheel rolled (<text:a xlink:href="http://doc.qt.io/qt-5/qwheelevent.html" xlink:type="simple">QWheelEvent</text:a>).</text:p>
          </table:table-cell>
        </table:table-row>
        <table:table-row table:style-name="ro1">
          <table:table-cell office:value-type="string" calcext:value-type="string">
            <text:p>QEvent::WindowTitleChang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he window title has changed.</text:p>
          </table:table-cell>
        </table:table-row>
        <table:table-row table:style-name="ro1">
          <table:table-cell office:value-type="string" calcext:value-type="string">
            <text:p>QEvent::WindowIconChang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he window's icon has changed.</text:p>
          </table:table-cell>
        </table:table-row>
        <table:table-row table:style-name="ro2">
          <table:table-cell office:value-type="string" calcext:value-type="string">
            <text:p>QEvent::ApplicationWindowIconChang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he application's icon has changed.</text:p>
          </table:table-cell>
        </table:table-row>
        <table:table-row table:style-name="ro1">
          <table:table-cell office:value-type="string" calcext:value-type="string">
            <text:p>QEvent::ApplicationFontChang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e default application font has changed.</text:p>
          </table:table-cell>
        </table:table-row>
        <table:table-row table:style-name="ro2">
          <table:table-cell office:value-type="string" calcext:value-type="string">
            <text:p>QEvent::ApplicationLayoutDirectionChang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e default application layout direction has changed.</text:p>
          </table:table-cell>
        </table:table-row>
        <table:table-row table:style-name="ro1">
          <table:table-cell office:value-type="string" calcext:value-type="string">
            <text:p>QEvent::ApplicationPaletteChang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e default application palette has changed.</text:p>
          </table:table-cell>
        </table:table-row>
        <table:table-row table:style-name="ro1">
          <table:table-cell office:value-type="string" calcext:value-type="string">
            <text:p>QEvent::PaletteChang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lette of the widget changed.</text:p>
          </table:table-cell>
        </table:table-row>
        <table:table-row table:style-name="ro1">
          <table:table-cell office:value-type="string" calcext:value-type="string">
            <text:p>QEvent::Clipboar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e clipboard contents have changed.</text:p>
          </table:table-cell>
        </table:table-row>
        <table:table-row table:style-name="ro2">
          <table:table-cell office:value-type="string" calcext:value-type="string">
            <text:p>QEvent::MetaCal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 asynchronous method invocation via <text:a xlink:href="http://doc.qt.io/qt-5/qmetaobject.html#invokeMethod" xlink:type="simple">QMetaObject::invokeMethod</text:a>().</text:p>
          </table:table-cell>
        </table:table-row>
        <table:table-row table:style-name="ro1">
          <table:table-cell office:value-type="string" calcext:value-type="string">
            <text:p>QEvent::SockAc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cket activated, used to implement<text:a xlink:href="http://doc.qt.io/qt-5/qsocketnotifier.html" xlink:type="simple">QSocketNotifier</text:a>.</text:p>
          </table:table-cell>
        </table:table-row>
        <table:table-row table:style-name="ro2">
          <table:table-cell office:value-type="string" calcext:value-type="string">
            <text:p>QEvent::ShortcutOverrid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Key press in child, for overriding shortcut key handling (<text:a xlink:href="http://doc.qt.io/qt-5/qkeyevent.html" xlink:type="simple">QKeyEvent</text:a>).</text:p>
          </table:table-cell>
        </table:table-row>
        <table:table-row table:style-name="ro2">
          <table:table-cell office:value-type="string" calcext:value-type="string">
            <text:p>QEvent::DeferredDelet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he object will be deleted after it has cleaned up (QDeferredDeleteEvent)</text:p>
          </table:table-cell>
        </table:table-row>
        <table:table-row table:style-name="ro2">
          <table:table-cell office:value-type="string" calcext:value-type="string">
            <text:p>QEvent::DragEnt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 cursor enters a widget during a drag and drop operation (<text:a xlink:href="http://doc.qt.io/qt-5/qdragenterevent.html" xlink:type="simple">QDragEnterEvent</text:a>).</text:p>
          </table:table-cell>
        </table:table-row>
        <table:table-row table:style-name="ro1">
          <table:table-cell office:value-type="string" calcext:value-type="string">
            <text:p>QEvent::DragMov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 drag and drop operation is in progress (<text:a xlink:href="http://doc.qt.io/qt-5/qdragmoveevent.html" xlink:type="simple">QDragMoveEvent</text:a>).</text:p>
          </table:table-cell>
        </table:table-row>
        <table:table-row table:style-name="ro2">
          <table:table-cell office:value-type="string" calcext:value-type="string">
            <text:p>QEvent::DragLeav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he cursor leaves a widget during a drag and drop operation (<text:a xlink:href="http://doc.qt.io/qt-5/qdragleaveevent.html" xlink:type="simple">QDragLeaveEvent</text:a>).</text:p>
          </table:table-cell>
        </table:table-row>
        <table:table-row table:style-name="ro1">
          <table:table-cell office:value-type="string" calcext:value-type="string">
            <text:p>QEvent::Dro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 drag and drop operation is completed (<text:a xlink:href="http://doc.qt.io/qt-5/qdropevent.html" xlink:type="simple">QDropEvent</text:a>).</text:p>
          </table:table-cell>
        </table:table-row>
        <table:table-row table:style-name="ro1">
          <table:table-cell office:value-type="string" calcext:value-type="string">
            <text:p>QEvent::ChildAdde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 object gets a child (<text:a xlink:href="http://doc.qt.io/qt-5/qchildevent.html" xlink:type="simple">QChildEvent</text:a>).</text:p>
          </table:table-cell>
        </table:table-row>
        <table:table-row table:style-name="ro1">
          <table:table-cell office:value-type="string" calcext:value-type="string">
            <text:p>QEvent::ChildPolishe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 widget child gets polished (<text:a xlink:href="http://doc.qt.io/qt-5/qchildevent.html" xlink:type="simple">QChildEvent</text:a>).</text:p>
          </table:table-cell>
        </table:table-row>
        <table:table-row table:style-name="ro1">
          <table:table-cell office:value-type="string" calcext:value-type="string">
            <text:p>QEvent::ChildRemove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 object loses a child (<text:a xlink:href="http://doc.qt.io/qt-5/qchildevent.html" xlink:type="simple">QChildEvent</text:a>).</text:p>
          </table:table-cell>
        </table:table-row>
        <table:table-row table:style-name="ro1">
          <table:table-cell office:value-type="string" calcext:value-type="string">
            <text:p>QEvent::PolishReques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he widget should be polished.</text:p>
          </table:table-cell>
        </table:table-row>
        <table:table-row table:style-name="ro1">
          <table:table-cell office:value-type="string" calcext:value-type="string">
            <text:p>QEvent::Polis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he widget is polished.</text:p>
          </table:table-cell>
        </table:table-row>
        <table:table-row table:style-name="ro1">
          <table:table-cell office:value-type="string" calcext:value-type="string">
            <text:p>QEvent::LayoutReques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idget layout needs to be redone.</text:p>
          </table:table-cell>
        </table:table-row>
        <table:table-row table:style-name="ro1">
          <table:table-cell office:value-type="string" calcext:value-type="string">
            <text:p>QEvent::UpdateReque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widget should be repainted.</text:p>
          </table:table-cell>
        </table:table-row>
        <table:table-row table:style-name="ro1">
          <table:table-cell office:value-type="string" calcext:value-type="string">
            <text:p>QEvent::UpdateLat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e widget should be queued to be repainted at a later time.</text:p>
          </table:table-cell>
        </table:table-row>
        <table:table-row table:style-name="ro1">
          <table:table-cell office:value-type="string" calcext:value-type="string">
            <text:p>QEvent::ContextMen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text popup menu (<text:a xlink:href="http://doc.qt.io/qt-5/qcontextmenuevent.html" xlink:type="simple">QContextMenuEvent</text:a>).</text:p>
          </table:table-cell>
        </table:table-row>
        <table:table-row table:style-name="ro1">
          <table:table-cell office:value-type="string" calcext:value-type="string">
            <text:p>QEvent::InputMetho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 input method is being used (<text:a xlink:href="http://doc.qt.io/qt-5/qinputmethodevent.html" xlink:type="simple">QInputMethodEvent</text:a>).</text:p>
          </table:table-cell>
        </table:table-row>
        <table:table-row table:style-name="ro1">
          <table:table-cell office:value-type="string" calcext:value-type="string">
            <text:p>QEvent::TabletMov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acom tablet move (<text:a xlink:href="http://doc.qt.io/qt-5/qtabletevent.html" xlink:type="simple">QTabletEvent</text:a>).</text:p>
          </table:table-cell>
        </table:table-row>
        <table:table-row table:style-name="ro1">
          <table:table-cell office:value-type="string" calcext:value-type="string">
            <text:p>QEvent::LocaleChang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he system locale has changed.</text:p>
          </table:table-cell>
        </table:table-row>
        <table:table-row table:style-name="ro1">
          <table:table-cell office:value-type="string" calcext:value-type="string">
            <text:p>QEvent::LanguageChang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he application translation changed.</text:p>
          </table:table-cell>
        </table:table-row>
        <table:table-row table:style-name="ro1">
          <table:table-cell office:value-type="string" calcext:value-type="string">
            <text:p>QEvent::LayoutDirectionChang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e direction of layouts changed.</text:p>
          </table:table-cell>
        </table:table-row>
        <table:table-row table:style-name="ro1">
          <table:table-cell office:value-type="string" calcext:value-type="string">
            <text:p>QEvent::TabletPres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acom tablet press (<text:a xlink:href="http://doc.qt.io/qt-5/qtabletevent.html" xlink:type="simple">QTabletEvent</text:a>).</text:p>
          </table:table-cell>
        </table:table-row>
        <table:table-row table:style-name="ro1">
          <table:table-cell office:value-type="string" calcext:value-type="string">
            <text:p>QEvent::TabletReleas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acom tablet release (<text:a xlink:href="http://doc.qt.io/qt-5/qtabletevent.html" xlink:type="simple">QTabletEvent</text:a>).</text:p>
          </table:table-cell>
        </table:table-row>
        <table:table-row table:style-name="ro1">
          <table:table-cell office:value-type="string" calcext:value-type="string">
            <text:p>QEvent::OkReques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k button in decoration pressed. Supported only for Windows CE.</text:p>
          </table:table-cell>
        </table:table-row>
        <table:table-row table:style-name="ro2">
          <table:table-cell office:value-type="string" calcext:value-type="string">
            <text:p>QEvent::IconDra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he main icon of a window has been dragged away (<text:a xlink:href="http://doc.qt.io/qt-5/qicondragevent.html" xlink:type="simple">QIconDragEvent</text:a>).</text:p>
          </table:table-cell>
        </table:table-row>
        <table:table-row table:style-name="ro1">
          <table:table-cell office:value-type="string" calcext:value-type="string">
            <text:p>QEvent::FontChang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idget's font has changed.</text:p>
          </table:table-cell>
        </table:table-row>
        <table:table-row table:style-name="ro1">
          <table:table-cell office:value-type="string" calcext:value-type="string">
            <text:p>QEvent::EnabledChang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idget's enabled state has changed.</text:p>
          </table:table-cell>
        </table:table-row>
        <table:table-row table:style-name="ro1">
          <table:table-cell office:value-type="string" calcext:value-type="string">
            <text:p>QEvent::ActivationChang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 widget's top-level window activation state has changed.</text:p>
          </table:table-cell>
        </table:table-row>
        <table:table-row table:style-name="ro1">
          <table:table-cell office:value-type="string" calcext:value-type="string">
            <text:p>QEvent::StyleChan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idget's style has been changed.</text:p>
          </table:table-cell>
        </table:table-row>
        <table:table-row table:style-name="ro1">
          <table:table-cell office:value-type="string" calcext:value-type="string">
            <text:p>QEvent::IconTextChang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dget's icon text has been changed.</text:p>
          </table:table-cell>
        </table:table-row>
        <table:table-row table:style-name="ro1">
          <table:table-cell office:value-type="string" calcext:value-type="string">
            <text:p>QEvent::ModifiedChang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idgets modification state has been changed.</text:p>
          </table:table-cell>
        </table:table-row>
        <table:table-row table:style-name="ro1">
          <table:table-cell office:value-type="string" calcext:value-type="string">
            <text:p>QEvent::WindowBlocke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he window is blocked by a modal dialog.</text:p>
          </table:table-cell>
        </table:table-row>
        <table:table-row table:style-name="ro1">
          <table:table-cell office:value-type="string" calcext:value-type="string">
            <text:p>QEvent::WindowUnblocke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he window is unblocked after a modal dialog exited.</text:p>
          </table:table-cell>
        </table:table-row>
        <table:table-row table:style-name="ro2">
          <table:table-cell office:value-type="string" calcext:value-type="string">
            <text:p>QEvent::WindowStateChang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he <text:a xlink:href="http://doc.qt.io/qt-5/qwindow.html#windowState" xlink:type="simple">window's state</text:a> (minimized, maximized or full-screen) has changed (<text:a xlink:href="http://doc.qt.io/qt-5/qwindowstatechangeevent.html" xlink:type="simple">QWindowStateChangeEvent</text:a>).</text:p>
          </table:table-cell>
        </table:table-row>
        <table:table-row table:style-name="ro1">
          <table:table-cell office:value-type="string" calcext:value-type="string">
            <text:p>QEvent::ReadOnlyChang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idget's read-only state has changed (since Qt 5.4).</text:p>
          </table:table-cell>
        </table:table-row>
        <table:table-row table:style-name="ro1">
          <table:table-cell office:value-type="string" calcext:value-type="string">
            <text:p>QEvent::MouseTrackingChang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ouse tracking state has changed.</text:p>
          </table:table-cell>
        </table:table-row>
        <table:table-row table:style-name="ro1">
          <table:table-cell office:value-type="string" calcext:value-type="string">
            <text:p>QEvent::ToolTi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 tooltip was requested (<text:a xlink:href="http://doc.qt.io/qt-5/qhelpevent.html" xlink:type="simple">QHelpEvent</text:a>).</text:p>
          </table:table-cell>
        </table:table-row>
        <table:table-row table:style-name="ro1">
          <table:table-cell office:value-type="string" calcext:value-type="string">
            <text:p>QEvent::WhatsThi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he widget should reveal "What's This?" help (<text:a xlink:href="http://doc.qt.io/qt-5/qhelpevent.html" xlink:type="simple">QHelpEvent</text:a>).</text:p>
          </table:table-cell>
        </table:table-row>
        <table:table-row table:style-name="ro1">
          <table:table-cell office:value-type="string" calcext:value-type="string">
            <text:p>QEvent::StatusTi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 status tip is requested (<text:a xlink:href="http://doc.qt.io/qt-5/qstatustipevent.html" xlink:type="simple">QStatusTipEvent</text:a>).</text:p>
          </table:table-cell>
        </table:table-row>
        <table:table-row table:style-name="ro1">
          <table:table-cell office:value-type="string" calcext:value-type="string">
            <text:p>QEvent::ActionChange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 action has been changed (<text:a xlink:href="http://doc.qt.io/qt-5/qactionevent.html" xlink:type="simple">QActionEvent</text:a>).</text:p>
          </table:table-cell>
        </table:table-row>
        <table:table-row table:style-name="ro1">
          <table:table-cell office:value-type="string" calcext:value-type="string">
            <text:p>QEvent::ActionAdde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 new action has been added (<text:a xlink:href="http://doc.qt.io/qt-5/qactionevent.html" xlink:type="simple">QActionEvent</text:a>).</text:p>
          </table:table-cell>
        </table:table-row>
        <table:table-row table:style-name="ro1">
          <table:table-cell office:value-type="string" calcext:value-type="string">
            <text:p>QEvent::ActionRemove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 action has been removed (<text:a xlink:href="http://doc.qt.io/qt-5/qactionevent.html" xlink:type="simple">QActionEvent</text:a>).</text:p>
          </table:table-cell>
        </table:table-row>
        <table:table-row table:style-name="ro1">
          <table:table-cell office:value-type="string" calcext:value-type="string">
            <text:p>QEvent::FileOp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ile open request (<text:a xlink:href="http://doc.qt.io/qt-5/qfileopenevent.html" xlink:type="simple">QFileOpenEvent</text:a>).</text:p>
          </table:table-cell>
        </table:table-row>
        <table:table-row table:style-name="ro1">
          <table:table-cell office:value-type="string" calcext:value-type="string">
            <text:p>QEvent::Shortcu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Key press in child for shortcut key handling (<text:a xlink:href="http://doc.qt.io/qt-5/qshortcutevent.html" xlink:type="simple">QShortcutEvent</text:a>).</text:p>
          </table:table-cell>
        </table:table-row>
        <table:table-row table:style-name="ro1">
          <table:table-cell office:value-type="string" calcext:value-type="string">
            <text:p>QEvent::WhatsThisClicked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 link in a widget's "What's This?" help was clicked.</text:p>
          </table:table-cell>
        </table:table-row>
        <table:table-row table:style-name="ro1">
          <table:table-cell office:value-type="string" calcext:value-type="string">
            <text:p>QEvent::ToolBarChang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he toolbar button is toggled on OS X.</text:p>
          </table:table-cell>
        </table:table-row>
        <table:table-row table:style-name="ro2">
          <table:table-cell office:value-type="string" calcext:value-type="string">
            <text:p>QEvent::ApplicationActivat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is enum has been deprecated. Use ApplicationStateChange instead.</text:p>
          </table:table-cell>
        </table:table-row>
        <table:table-row table:style-name="ro2">
          <table:table-cell office:value-type="string" calcext:value-type="string">
            <text:p>QEvent::ApplicationDeactivat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his enum has been deprecated. Use ApplicationStateChange instead.</text:p>
          </table:table-cell>
        </table:table-row>
        <table:table-row table:style-name="ro1">
          <table:table-cell office:value-type="string" calcext:value-type="string">
            <text:p>QEvent::QueryWhatsThi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he widget should accept the event if it has "What's This?" help.</text:p>
          </table:table-cell>
        </table:table-row>
        <table:table-row table:style-name="ro2">
          <table:table-cell office:value-type="string" calcext:value-type="string">
            <text:p>QEvent::EnterWhatsThisMod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nd to toplevel widgets when the application enters "What's This?" mode.</text:p>
          </table:table-cell>
        </table:table-row>
        <table:table-row table:style-name="ro2">
          <table:table-cell office:value-type="string" calcext:value-type="string">
            <text:p>QEvent::LeaveWhatsThisMod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end to toplevel widgets when the application leaves "What's This?" mode.</text:p>
          </table:table-cell>
        </table:table-row>
        <table:table-row table:style-name="ro2">
          <table:table-cell office:value-type="string" calcext:value-type="string">
            <text:p>QEvent::ZOrderChang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he widget's z-order has changed. This event is never sent to top level windows.</text:p>
          </table:table-cell>
        </table:table-row>
        <table:table-row table:style-name="ro1">
          <table:table-cell office:value-type="string" calcext:value-type="string">
            <text:p>QEvent::HoverEnt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he mouse cursor enters a hover widget (<text:a xlink:href="http://doc.qt.io/qt-5/qhoverevent.html" xlink:type="simple">QHoverEvent</text:a>).</text:p>
          </table:table-cell>
        </table:table-row>
        <table:table-row table:style-name="ro1">
          <table:table-cell office:value-type="string" calcext:value-type="string">
            <text:p>QEvent::HoverLeav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he mouse cursor leaves a hover widget (<text:a xlink:href="http://doc.qt.io/qt-5/qhoverevent.html" xlink:type="simple">QHoverEvent</text:a>).</text:p>
          </table:table-cell>
        </table:table-row>
        <table:table-row table:style-name="ro1">
          <table:table-cell office:value-type="string" calcext:value-type="string">
            <text:p>QEvent::HoverMo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he mouse cursor moves inside a hover widget (<text:a xlink:href="http://doc.qt.io/qt-5/qhoverevent.html" xlink:type="simple">QHoverEvent</text:a>).</text:p>
          </table:table-cell>
        </table:table-row>
        <table:table-row table:style-name="ro1">
          <table:table-cell office:value-type="string" calcext:value-type="string">
            <text:p>QEvent::ParentAboutToChang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he widget parent is about to change.</text:p>
          </table:table-cell>
        </table:table-row>
        <table:table-row table:style-name="ro1">
          <table:table-cell office:value-type="string" calcext:value-type="string">
            <text:p>QEvent::WinEventAc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 Windows-specific activation event has occurred.</text:p>
          </table:table-cell>
        </table:table-row>
        <table:table-row table:style-name="ro2">
          <table:table-cell office:value-type="string" calcext:value-type="string">
            <text:p>QEvent::EnterEditFoc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n editor widget gains focus for editing. QT_KEYPAD_NAVIGATIONmust be defined.</text:p>
          </table:table-cell>
        </table:table-row>
        <table:table-row table:style-name="ro2">
          <table:table-cell office:value-type="string" calcext:value-type="string">
            <text:p>QEvent::LeaveEditFocu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n editor widget loses focus for editing. QT_KEYPAD_NAVIGATION must be defined.</text:p>
          </table:table-cell>
        </table:table-row>
        <table:table-row table:style-name="ro1">
          <table:table-cell office:value-type="string" calcext:value-type="string">
            <text:p>QEvent::GraphicsSceneMouseMov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ove mouse in a graphics scene (<text:a xlink:href="http://doc.qt.io/qt-5/qgraphicsscenemouseevent.html" xlink:type="simple">QGraphicsSceneMouseEvent</text:a>).</text:p>
          </table:table-cell>
        </table:table-row>
        <table:table-row table:style-name="ro1">
          <table:table-cell office:value-type="string" calcext:value-type="string">
            <text:p>QEvent::GraphicsSceneMousePres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ouse press in a graphics scene (<text:a xlink:href="http://doc.qt.io/qt-5/qgraphicsscenemouseevent.html" xlink:type="simple">QGraphicsSceneMouseEvent</text:a>).</text:p>
          </table:table-cell>
        </table:table-row>
        <table:table-row table:style-name="ro2">
          <table:table-cell office:value-type="string" calcext:value-type="string">
            <text:p>QEvent::GraphicsSceneMouseReleas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ouse release in a graphics scene (<text:a xlink:href="http://doc.qt.io/qt-5/qgraphicsscenemouseevent.html" xlink:type="simple">QGraphicsSceneMouseEvent</text:a>).</text:p>
          </table:table-cell>
        </table:table-row>
        <table:table-row table:style-name="ro2">
          <table:table-cell office:value-type="string" calcext:value-type="string">
            <text:p>QEvent::GraphicsSceneMouseDoubleClick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ouse press again (double click) in a graphics scene (<text:a xlink:href="http://doc.qt.io/qt-5/qgraphicsscenemouseevent.html" xlink:type="simple">QGraphicsSceneMouseEvent</text:a>).</text:p>
          </table:table-cell>
        </table:table-row>
        <table:table-row table:style-name="ro2">
          <table:table-cell office:value-type="string" calcext:value-type="string">
            <text:p>QEvent::GraphicsSceneContextMenu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ontext popup menu over a graphics scene (<text:a xlink:href="http://doc.qt.io/qt-5/qgraphicsscenecontextmenuevent.html" xlink:type="simple">QGraphicsSceneContextMenuEvent</text:a>).</text:p>
          </table:table-cell>
        </table:table-row>
        <table:table-row table:style-name="ro2">
          <table:table-cell office:value-type="string" calcext:value-type="string">
            <text:p>QEvent::GraphicsSceneHoverEnte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he mouse cursor enters a hover item in a graphics scene (<text:a xlink:href="http://doc.qt.io/qt-5/qgraphicsscenehoverevent.html" xlink:type="simple">QGraphicsSceneHoverEvent</text:a>).</text:p>
          </table:table-cell>
        </table:table-row>
        <table:table-row table:style-name="ro2">
          <table:table-cell office:value-type="string" calcext:value-type="string">
            <text:p>QEvent::GraphicsSceneHoverMov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he mouse cursor moves inside a hover item in a graphics scene (<text:a xlink:href="http://doc.qt.io/qt-5/qgraphicsscenehoverevent.html" xlink:type="simple">QGraphicsSceneHoverEvent</text:a>).</text:p>
          </table:table-cell>
        </table:table-row>
        <table:table-row table:style-name="ro2">
          <table:table-cell office:value-type="string" calcext:value-type="string">
            <text:p>QEvent::GraphicsSceneHoverLeav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he mouse cursor leaves a hover item in a graphics scene (<text:a xlink:href="http://doc.qt.io/qt-5/qgraphicsscenehoverevent.html" xlink:type="simple">QGraphicsSceneHoverEvent</text:a>).</text:p>
          </table:table-cell>
        </table:table-row>
        <table:table-row table:style-name="ro1">
          <table:table-cell office:value-type="string" calcext:value-type="string">
            <text:p>QEvent::GraphicsSceneHelp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he user requests help for a graphics scene (<text:a xlink:href="http://doc.qt.io/qt-5/qhelpevent.html" xlink:type="simple">QHelpEvent</text:a>).</text:p>
          </table:table-cell>
        </table:table-row>
        <table:table-row table:style-name="ro2">
          <table:table-cell office:value-type="string" calcext:value-type="string">
            <text:p>QEvent::GraphicsSceneDragEnte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he cursor enters a graphics scene during a drag and drop operation (<text:a xlink:href="http://doc.qt.io/qt-5/qgraphicsscenedragdropevent.html" xlink:type="simple">QGraphicsSceneDragDropEvent</text:a>).</text:p>
          </table:table-cell>
        </table:table-row>
        <table:table-row table:style-name="ro2">
          <table:table-cell office:value-type="string" calcext:value-type="string">
            <text:p>QEvent::GraphicsSceneDragMov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 drag and drop operation is in progress over a scene (<text:a xlink:href="http://doc.qt.io/qt-5/qgraphicsscenedragdropevent.html" xlink:type="simple">QGraphicsSceneDragDropEvent</text:a>).</text:p>
          </table:table-cell>
        </table:table-row>
        <table:table-row table:style-name="ro2">
          <table:table-cell office:value-type="string" calcext:value-type="string">
            <text:p>QEvent::GraphicsSceneDragLeav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he cursor leaves a graphics scene during a drag and drop operation (<text:a xlink:href="http://doc.qt.io/qt-5/qgraphicsscenedragdropevent.html" xlink:type="simple">QGraphicsSceneDragDropEvent</text:a>).</text:p>
          </table:table-cell>
        </table:table-row>
        <table:table-row table:style-name="ro2">
          <table:table-cell office:value-type="string" calcext:value-type="string">
            <text:p>QEvent::GraphicsSceneDrop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 drag and drop operation is completed over a scene (<text:a xlink:href="http://doc.qt.io/qt-5/qgraphicsscenedragdropevent.html" xlink:type="simple">QGraphicsSceneDragDropEvent</text:a>).</text:p>
          </table:table-cell>
        </table:table-row>
        <table:table-row table:style-name="ro2">
          <table:table-cell office:value-type="string" calcext:value-type="string">
            <text:p>QEvent::GraphicsSceneWhee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ouse wheel rolled in a graphics scene (<text:a xlink:href="http://doc.qt.io/qt-5/qgraphicsscenewheelevent.html" xlink:type="simple">QGraphicsSceneWheelEvent</text:a>).</text:p>
          </table:table-cell>
        </table:table-row>
        <table:table-row table:style-name="ro1">
          <table:table-cell office:value-type="string" calcext:value-type="string">
            <text:p>QEvent::KeyboardLayoutChang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The keyboard layout has changed.</text:p>
          </table:table-cell>
        </table:table-row>
        <table:table-row table:style-name="ro2">
          <table:table-cell office:value-type="string" calcext:value-type="string">
            <text:p>QEvent::DynamicPropertyChang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 dynamic property was added, changed, or removed from the object.</text:p>
          </table:table-cell>
        </table:table-row>
        <table:table-row table:style-name="ro2">
          <table:table-cell office:value-type="string" calcext:value-type="string">
            <text:p>QEvent::TabletEnterProximity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acom tablet enter proximity event (<text:a xlink:href="http://doc.qt.io/qt-5/qtabletevent.html" xlink:type="simple">QTabletEvent</text:a>), sent to <text:a xlink:href="http://doc.qt.io/qt-5/qapplication.html" xlink:type="simple">QApplication</text:a>.</text:p>
          </table:table-cell>
        </table:table-row>
        <table:table-row table:style-name="ro2">
          <table:table-cell office:value-type="string" calcext:value-type="string">
            <text:p>QEvent::TabletLeaveProximit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acom tablet leave proximity event (<text:a xlink:href="http://doc.qt.io/qt-5/qtabletevent.html" xlink:type="simple">QTabletEvent</text:a>), sent to <text:a xlink:href="http://doc.qt.io/qt-5/qapplication.html" xlink:type="simple">QApplication</text:a>.</text:p>
          </table:table-cell>
        </table:table-row>
        <table:table-row table:style-name="ro1">
          <table:table-cell office:value-type="string" calcext:value-type="string">
            <text:p>QEvent::NonClientAreaMouseMov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 mouse move occurred outside the client area.</text:p>
          </table:table-cell>
        </table:table-row>
        <table:table-row table:style-name="ro2">
          <table:table-cell office:value-type="string" calcext:value-type="string">
            <text:p>QEvent::NonClientAreaMouseButtonPres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 mouse button press occurred outside the client area.</text:p>
          </table:table-cell>
        </table:table-row>
        <table:table-row table:style-name="ro2">
          <table:table-cell office:value-type="string" calcext:value-type="string">
            <text:p>QEvent::NonClientAreaMouseButtonReleas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 mouse button release occurred outside the client area.</text:p>
          </table:table-cell>
        </table:table-row>
        <table:table-row table:style-name="ro2">
          <table:table-cell office:value-type="string" calcext:value-type="string">
            <text:p>QEvent::NonClientAreaMouseButtonDblClick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 mouse double click occurred outside the client area.</text:p>
          </table:table-cell>
        </table:table-row>
        <table:table-row table:style-name="ro1">
          <table:table-cell office:value-type="string" calcext:value-type="string">
            <text:p>QEvent::MacSizeChang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The user changed his widget sizes (OS X only).</text:p>
          </table:table-cell>
        </table:table-row>
        <table:table-row table:style-name="ro1">
          <table:table-cell office:value-type="string" calcext:value-type="string">
            <text:p>QEvent::ContentsRectChang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he margins of the widget's content rect changed.</text:p>
          </table:table-cell>
        </table:table-row>
        <table:table-row table:style-name="ro1">
          <table:table-cell office:value-type="string" calcext:value-type="string">
            <text:p>QEvent::GraphicsSceneResiz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idget was resized (<text:a xlink:href="http://doc.qt.io/qt-5/qgraphicssceneresizeevent.html" xlink:type="simple">QGraphicsSceneResizeEvent</text:a>).</text:p>
          </table:table-cell>
        </table:table-row>
        <table:table-row table:style-name="ro1">
          <table:table-cell office:value-type="string" calcext:value-type="string">
            <text:p>QEvent::GraphicsSceneMov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dget was moved (<text:a xlink:href="http://doc.qt.io/qt-5/qgraphicsscenemoveevent.html" xlink:type="simple">QGraphicsSceneMoveEvent</text:a>).</text:p>
          </table:table-cell>
        </table:table-row>
        <table:table-row table:style-name="ro1">
          <table:table-cell office:value-type="string" calcext:value-type="string">
            <text:p>QEvent::CursorChang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The widget's cursor has changed.</text:p>
          </table:table-cell>
        </table:table-row>
        <table:table-row table:style-name="ro1">
          <table:table-cell office:value-type="string" calcext:value-type="string">
            <text:p>QEvent::ToolTipChang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he widget's tooltip has changed.</text:p>
          </table:table-cell>
        </table:table-row>
        <table:table-row table:style-name="ro1">
          <table:table-cell office:value-type="string" calcext:value-type="string">
            <text:p>QEvent::GrabMous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tem gains mouse grab (<text:a xlink:href="http://doc.qt.io/qt-5/qgraphicsitem.html" xlink:type="simple">QGraphicsItem</text:a> only).</text:p>
          </table:table-cell>
        </table:table-row>
        <table:table-row table:style-name="ro1">
          <table:table-cell office:value-type="string" calcext:value-type="string">
            <text:p>QEvent::UngrabMous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Item loses mouse grab (<text:a xlink:href="http://doc.qt.io/qt-5/qgraphicsitem.html" xlink:type="simple">QGraphicsItem</text:a> only).</text:p>
          </table:table-cell>
        </table:table-row>
        <table:table-row table:style-name="ro1">
          <table:table-cell office:value-type="string" calcext:value-type="string">
            <text:p>QEvent::GrabKeyboard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Item gains keyboard grab (<text:a xlink:href="http://doc.qt.io/qt-5/qgraphicsitem.html" xlink:type="simple">QGraphicsItem</text:a> only).</text:p>
          </table:table-cell>
        </table:table-row>
        <table:table-row table:style-name="ro1">
          <table:table-cell office:value-type="string" calcext:value-type="string">
            <text:p>QEvent::UngrabKeyboard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Item loses keyboard grab (<text:a xlink:href="http://doc.qt.io/qt-5/qgraphicsitem.html" xlink:type="simple">QGraphicsItem</text:a> only).</text:p>
          </table:table-cell>
        </table:table-row>
        <table:table-row table:style-name="ro2">
          <table:table-cell office:value-type="string" calcext:value-type="string">
            <text:p>QEvent::StateMachineSignal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 signal delivered to a state machine (<text:a xlink:href="http://doc.qt.io/qt-5/qstatemachine-signalevent.html" xlink:type="simple">QStateMachine::SignalEvent</text:a>).</text:p>
          </table:table-cell>
        </table:table-row>
        <table:table-row table:style-name="ro2">
          <table:table-cell office:value-type="string" calcext:value-type="string">
            <text:p>QEvent::StateMachineWrapped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The event is a wrapper for, i.e., contains, another event (<text:a xlink:href="http://doc.qt.io/qt-5/qstatemachine-wrappedevent.html" xlink:type="simple">QStateMachine::WrappedEvent</text:a>).</text:p>
          </table:table-cell>
        </table:table-row>
        <table:table-row table:style-name="ro2">
          <table:table-cell office:value-type="string" calcext:value-type="string">
            <text:p>QEvent::TouchBegi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eginning of a sequence of touch-screen or track-pad events (<text:a xlink:href="http://doc.qt.io/qt-5/qtouchevent.html" xlink:type="simple">QTouchEvent</text:a>).</text:p>
          </table:table-cell>
        </table:table-row>
        <table:table-row table:style-name="ro1">
          <table:table-cell office:value-type="string" calcext:value-type="string">
            <text:p>QEvent::TouchUpdat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ouch-screen event (<text:a xlink:href="http://doc.qt.io/qt-5/qtouchevent.html" xlink:type="simple">QTouchEvent</text:a>).</text:p>
          </table:table-cell>
        </table:table-row>
        <table:table-row table:style-name="ro1">
          <table:table-cell office:value-type="string" calcext:value-type="string">
            <text:p>QEvent::TouchEnd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nd of touch-event sequence (<text:a xlink:href="http://doc.qt.io/qt-5/qtouchevent.html" xlink:type="simple">QTouchEvent</text:a>).</text:p>
          </table:table-cell>
        </table:table-row>
        <table:table-row table:style-name="ro1">
          <table:table-cell office:value-type="string" calcext:value-type="string">
            <text:p>QEvent::NativeGestur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he system has detected a gesture (<text:a xlink:href="http://doc.qt.io/qt-5/qnativegestureevent.html" xlink:type="simple">QNativeGestureEvent</text:a>).</text:p>
          </table:table-cell>
        </table:table-row>
        <table:table-row table:style-name="ro1">
          <table:table-cell office:value-type="string" calcext:value-type="string">
            <text:p>QEvent::Gestur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 gesture was triggered (<text:a xlink:href="http://doc.qt.io/qt-5/qgestureevent.html" xlink:type="simple">QGestureEvent</text:a>).</text:p>
          </table:table-cell>
        </table:table-row>
        <table:table-row table:style-name="ro1">
          <table:table-cell office:value-type="string" calcext:value-type="string">
            <text:p>QEvent::RequestSoftwareInputPanel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 widget wants to open a software input panel (SIP).</text:p>
          </table:table-cell>
        </table:table-row>
        <table:table-row table:style-name="ro1">
          <table:table-cell office:value-type="string" calcext:value-type="string">
            <text:p>QEvent::CloseSoftwareInputPane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 widget wants to close the software input panel (SIP).</text:p>
          </table:table-cell>
        </table:table-row>
        <table:table-row table:style-name="ro1">
          <table:table-cell office:value-type="string" calcext:value-type="string">
            <text:p>QEvent::GestureOverrid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 gesture override was triggered (<text:a xlink:href="http://doc.qt.io/qt-5/qgestureevent.html" xlink:type="simple">QGestureEvent</text:a>).</text:p>
          </table:table-cell>
        </table:table-row>
        <table:table-row table:style-name="ro1">
          <table:table-cell office:value-type="string" calcext:value-type="string">
            <text:p>QEvent::WinIdChang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he window system identifer for this native widget has changed.</text:p>
          </table:table-cell>
        </table:table-row>
        <table:table-row table:style-name="ro2">
          <table:table-cell office:value-type="string" calcext:value-type="string">
            <text:p>QEvent::ScrollPrepar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he object needs to fill in its geometry information (<text:a xlink:href="http://doc.qt.io/qt-5/qscrollprepareevent.html" xlink:type="simple">QScrollPrepareEvent</text:a>).</text:p>
          </table:table-cell>
        </table:table-row>
        <table:table-row table:style-name="ro1">
          <table:table-cell office:value-type="string" calcext:value-type="string">
            <text:p>QEvent::Scroll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he object needs to scroll to the supplied position (<text:a xlink:href="http://doc.qt.io/qt-5/qscrollevent.html" xlink:type="simple">QScrollEvent</text:a>).</text:p>
          </table:table-cell>
        </table:table-row>
        <table:table-row table:style-name="ro2">
          <table:table-cell office:value-type="string" calcext:value-type="string">
            <text:p>QEvent::Expos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ent to a window when its on-screen contents are invalidated and need to be flushed from the backing store.</text:p>
          </table:table-cell>
        </table:table-row>
        <table:table-row table:style-name="ro1">
          <table:table-cell office:value-type="string" calcext:value-type="string">
            <text:p>QEvent::InputMethodQuery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 input method query event (<text:a xlink:href="http://doc.qt.io/qt-5/qinputmethodqueryevent.html" xlink:type="simple">QInputMethodQueryEvent</text:a>)</text:p>
          </table:table-cell>
        </table:table-row>
        <table:table-row table:style-name="ro2">
          <table:table-cell office:value-type="string" calcext:value-type="string">
            <text:p>QEvent::OrientationChang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he screens orientation has changes (QScreenOrientationChangeEvent).</text:p>
          </table:table-cell>
        </table:table-row>
        <table:table-row table:style-name="ro1">
          <table:table-cell office:value-type="string" calcext:value-type="string">
            <text:p>QEvent::TouchCancel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ncellation of touch-event sequence (<text:a xlink:href="http://doc.qt.io/qt-5/qtouchevent.html" xlink:type="simple">QTouchEvent</text:a>).</text:p>
          </table:table-cell>
        </table:table-row>
        <table:table-row table:style-name="ro1">
          <table:table-cell office:value-type="string" calcext:value-type="string">
            <text:p>QEvent::PlatformPanel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 platform specific panel has been requested.</text:p>
          </table:table-cell>
        </table:table-row>
        <table:table-row table:style-name="ro1">
          <table:table-cell office:value-type="string" calcext:value-type="string">
            <text:p>QEvent::ApplicationStateChang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he state of the application has changed.</text:p>
          </table:table-cell>
        </table:table-row>
        <table:table-row table:style-name="ro2">
          <table:table-cell office:value-type="string" calcext:value-type="string">
            <text:p>QEvent::PlatformSurfac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 native platform surface has been created or is about to be destroyed (<text:a xlink:href="http://doc.qt.io/qt-5/qplatformsurfaceevent.html" xlink:type="simple">QPlatformSurfaceEvent</text:a>).</text:p>
          </table:table-cell>
        </table:table-row>
        <table:table-row table:style-name="ro2">
          <table:table-cell office:value-type="string" calcext:value-type="string">
            <text:p>QEvent::ApplicationActivated</text:p>
          </table:table-cell>
          <table:table-cell office:value-type="string" calcext:value-type="string">
            <text:p>ApplicationActivate</text:p>
          </table:table-cell>
          <table:table-cell office:value-type="string" calcext:value-type="string">
            <text:p>This enum has been deprecated. Use ApplicationStateChange instead.</text:p>
          </table:table-cell>
        </table:table-row>
      </table:table>
      <table:named-expressions/>
      <table:database-ranges>
        <table:database-range table:name="__Anonymous_Sheet_DB__0" table:target-range-address="Feuille1.A1:Feuille1.C14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élien </meta:initial-creator>
    <meta:creation-date>2015-10-07T11:03:01.752785911</meta:creation-date>
    <dc:date>2015-10-07T12:44:02.854001380</dc:date>
    <dc:creator>Aurélien </dc:creator>
    <meta:editing-duration>PT1H25M51S</meta:editing-duration>
    <meta:editing-cycles>1</meta:editing-cycles>
    <meta:document-statistic meta:table-count="1" meta:cell-count="444" meta:object-count="0"/>
    <meta:generator>LibreOffice/4.2.8.2$Linux_X86_64 LibreOffice_project/420m0$Build-2</meta:generator>
  </office:meta>
</office:document-meta>
</file>